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100"/>
  <manifest:file-entry manifest:media-type="" manifest:full-path="ObjectReplacements/Obj10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40A07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application/vnd.sun.star.oleobject" manifest:full-path="Obj100"/>
  <manifest:file-entry manifest:media-type="application/vnd.sun.star.oleobject" manifest:full-path="Obj10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Palatino Linotype1" svg:font-family="'Palatino Linotype', 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2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31cm" fo:margin-left="0cm" fo:margin-right="-0.912cm" fo:margin-top="0cm" fo:margin-bottom="0cm" table:align="margins" style:writing-mode="lr-tb"/>
    </style:style>
    <style:style style:name="Table1.A" style:family="table-column">
      <style:table-column-properties style:column-width="17.531cm" style:rel-column-width="993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="0.018cm solid #000000"/>
    </style:style>
    <style:style style:name="Table1.2" style:family="table-row">
      <style:table-row-properties style:min-row-height="1.058cm" style:keep-together="true" fo:keep-together="auto"/>
    </style:style>
    <style:style style:name="Table1.A5" style:family="table-cell">
      <style:table-cell-properties style:vertical-align="middle" fo:padding-left="0.199cm" fo:padding-right="0.191cm" fo:padding-top="0cm" fo:padding-bottom="0cm" fo:border="0.018cm solid #000000"/>
    </style:style>
    <style:style style:name="Table1.8" style:family="table-row">
      <style:table-row-properties style:min-row-height="3.662cm" style:keep-together="true" fo:keep-together="auto"/>
    </style:style>
    <style:style style:name="Table1.17" style:family="table-row">
      <style:table-row-properties style:min-row-height="1.067cm" style:keep-together="true" fo:keep-together="auto"/>
    </style:style>
    <style:style style:name="Table1.50" style:family="table-row">
      <style:table-row-properties style:min-row-height="0.953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fo:padding="0cm" fo:border="non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26cm solid #000000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66ff" style:font-name="Palatino Linotype" fo:font-size="12pt" fo:font-weight="bold" style:font-name-asian="Palatino Linotype2" style:font-size-asian="12pt" style:font-weight-asian="bold" style:font-name-complex="Palatino Linotype2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cc" style:text-line-through-style="none" style:font-name="Palatino Linotype1" fo:font-size="12pt" fo:font-style="normal" style:text-underline-style="none" fo:font-weight="bold" style:text-blinking="false" fo:background-color="transparent"/>
    </style:style>
    <style:style style:name="P8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/>
    </style:style>
    <style:style style:name="P9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P10" style:family="paragraph" style:parent-style-name="Standard">
      <style:paragraph-properties loext:contextual-spacing="false" fo:margin-top="0cm" fo:margin-bottom="0cm" fo:line-height="100%" fo:text-align="justify" style:justify-single-word="false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name-asian="Palatino Linotype2" style:font-size-asian="10pt" style:font-weight-asian="bold" style:font-name-complex="Palatino Linotype2" style:font-size-complex="10pt"/>
    </style:style>
    <style:style style:name="P11" style:family="paragraph" style:parent-style-name="Standard">
      <style:paragraph-properties loext:contextual-spacing="false" fo:margin-top="0cm" fo:margin-bottom="0cm" fo:line-height="100%" fo:text-align="justify" style:justify-single-word="false">
        <style:tab-stops>
          <style:tab-stop style:position="0.873cm"/>
        </style:tab-stops>
      </style:paragraph-properties>
      <style:text-properties fo:color="#000000" style:font-name="Palatino Linotype" fo:font-weight="bold" style:font-name-asian="Palatino Linotype2" style:font-weight-asian="bold" style:font-name-complex="Palatino Linotype2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13" style:family="paragraph" style:parent-style-name="Standard">
      <style:paragraph-properties loext:contextual-spacing="false" fo:margin-top="0cm" fo:margin-bottom="0cm" fo:line-height="100%" fo:text-align="justify" style:justify-single-word="false">
        <style:tab-stops>
          <style:tab-stop style:position="0.873cm"/>
        </style:tab-stops>
      </style:paragraph-properties>
    </style:style>
    <style:style style:name="P14" style:family="paragraph" style:parent-style-name="Standard">
      <style:paragraph-properties loext:contextual-spacing="false" fo:margin-top="0cm" fo:margin-bottom="0cm" fo:line-height="100%" fo:text-align="justify" style:justify-single-word="false">
        <style:tab-stops>
          <style:tab-stop style:position="0.873cm"/>
        </style:tab-stops>
      </style:paragraph-properties>
      <style:text-properties style:font-name="Palatino Linotype" fo:font-weight="bold" style:font-name-asian="Palatino Linotype2" style:font-weight-asian="bold" style:font-name-complex="Palatino Linotype2"/>
    </style:style>
    <style:style style:name="P15" style:family="paragraph" style:parent-style-name="Standard">
      <style:paragraph-properties loext:contextual-spacing="false" fo:margin-top="0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0"/>
      <style:text-properties fo:color="#000000" style:font-name="Tahoma" fo:font-size="14pt" style:font-name-asian="Tahoma1" style:font-size-asian="14pt" style:font-name-complex="Tahoma1" style:font-size-complex="14pt"/>
    </style:style>
    <style:style style:name="P16" style:family="paragraph" style:parent-style-name="Standard">
      <style:paragraph-properties loext:contextual-spacing="false" fo:margin-left="0.635cm" fo:margin-right="0cm" fo:margin-top="0cm" fo:margin-bottom="0cm" fo:line-height="100%" fo:text-align="justify" style:justify-single-word="false" fo:text-indent="0cm" style:auto-text-indent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P17" style:family="paragraph" style:parent-style-name="Standard">
      <style:paragraph-properties fo:margin-left="0.801cm" fo:margin-right="0cm" fo:text-align="justify" style:justify-single-word="false" fo:text-indent="0cm" style:auto-text-indent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P18" style:family="paragraph" style:parent-style-name="Standard">
      <style:paragraph-properties fo:margin-left="0.051cm" fo:margin-right="0cm" fo:text-align="justify" style:justify-single-word="false" fo:text-indent="0cm" style:auto-text-indent="false"/>
      <style:text-properties fo:color="#1155cc" style:font-name="Palatino Linotype" fo:font-size="12pt" fo:font-weight="bold" style:font-name-asian="Palatino Linotype2" style:font-size-asian="12pt" style:font-weight-asian="bold" style:font-name-complex="Palatino Linotype2" style:font-size-complex="12pt"/>
    </style:style>
    <style:style style:name="P19" style:family="paragraph" style:parent-style-name="Standard">
      <style:paragraph-properties fo:margin-left="0.051cm" fo:margin-right="0cm" fo:text-align="start" style:justify-single-word="false" fo:text-indent="0cm" style:auto-text-indent="false"/>
      <style:text-properties fo:color="#1155cc" style:font-name="Palatino Linotype" fo:font-size="12pt" fo:font-weight="bold" style:font-name-asian="Palatino Linotype2" style:font-size-asian="12pt" style:font-weight-asian="bold" style:font-name-complex="Palatino Linotype2" style:font-size-complex="12pt"/>
    </style:style>
    <style:style style:name="P20" style:family="paragraph" style:parent-style-name="Standard">
      <style:paragraph-properties fo:margin-left="0.051cm" fo:margin-right="0cm" fo:text-align="justify" style:justify-single-word="false" fo:text-indent="0cm" style:auto-text-indent="false"/>
      <style:text-properties fo:color="#5b9bd5" style:font-name="Palatino Linotype" fo:font-size="10pt" style:font-name-asian="Palatino Linotype2" style:font-size-asian="10pt" style:font-name-complex="Palatino Linotype2" style:font-size-complex="10pt"/>
    </style:style>
    <style:style style:name="P21" style:family="paragraph" style:parent-style-name="Standard">
      <style:paragraph-properties fo:margin-left="0.051cm" fo:margin-right="0cm" fo:text-align="justify" style:justify-single-word="false" fo:text-indent="0cm" style:auto-text-indent="false"/>
      <style:text-properties fo:color="#0066cc" style:font-name="Palatino Linotype" fo:font-size="12pt" fo:font-weight="bold" style:font-name-asian="Palatino Linotype2" style:font-size-asian="12pt" style:font-weight-asian="bold" style:font-name-complex="Palatino Linotype2" style:font-size-complex="12pt" style:font-weight-complex="bold"/>
    </style:style>
    <style:style style:name="P22" style:family="paragraph" style:parent-style-name="Standard">
      <style:paragraph-properties fo:margin-left="0.051cm" fo:margin-right="0cm" fo:text-align="justify" style:justify-single-word="false" fo:text-indent="0cm" style:auto-text-indent="false"/>
      <style:text-properties fo:color="#0066ff" style:font-name="Palatino Linotype" fo:font-size="12pt" fo:font-weight="bold" style:font-name-asian="Palatino Linotype2" style:font-size-asian="12pt" style:font-weight-asian="bold" style:font-name-complex="Palatino Linotype2" style:font-size-complex="12pt" style:font-weight-complex="bold"/>
    </style:style>
    <style:style style:name="P23" style:family="paragraph" style:parent-style-name="Standard">
      <style:paragraph-properties fo:margin-left="0.051cm" fo:margin-right="0cm" fo:text-align="justify" style:justify-single-word="false" fo:text-indent="0cm" style:auto-text-indent="false"/>
      <style:text-properties fo:color="#0066ff" style:font-name="Palatino Linotype" fo:font-size="12pt" style:font-name-asian="Palatino Linotype2" style:font-size-asian="12pt" style:font-name-complex="Palatino Linotype2" style:font-size-complex="12pt"/>
    </style:style>
    <style:style style:name="P24" style:family="paragraph" style:parent-style-name="Standard">
      <style:paragraph-properties fo:margin-left="0.166cm" fo:margin-right="0cm" fo:text-align="justify" style:justify-single-word="false" fo:text-indent="0cm" style:auto-text-indent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P25" style:family="paragraph" style:parent-style-name="Standard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1.27cm" style:auto-text-indent="false" fo:padding="0cm" fo:border="none" fo:keep-with-next="auto"/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2" style:font-size-asian="10pt" style:font-style-asian="normal" style:font-weight-asian="normal" style:font-name-complex="Palatino Linotype2" style:font-size-complex="10pt"/>
    </style:style>
    <style:style style:name="P26" style:family="paragraph" style:parent-style-name="Standard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1.27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Standard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1.27cm" style:auto-text-indent="false" fo:padding="0cm" fo:border="none" fo:keep-with-next="auto"/>
    </style:style>
    <style:style style:name="P28" style:family="paragraph" style:parent-style-name="Heading_20_4">
      <style:paragraph-properties fo:margin-left="0.249cm" fo:margin-right="0cm" fo:text-align="justify" style:justify-single-word="false" fo:text-indent="0cm" style:auto-text-indent="false"/>
      <style:text-properties fo:color="#1155cc" style:font-name="Times New Roman" style:font-name-asian="Times New Roman1" style:font-name-complex="Times New Roman1"/>
    </style:style>
    <style:style style:name="P29" style:family="paragraph" style:parent-style-name="Standard" style:master-pag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color="#0000cc" fo:font-weight="bold" style:font-weight-asian="bold" style:font-weight-complex="bold"/>
    </style:style>
    <style:style style:name="P30" style:family="paragraph" style:parent-style-name="Standard" style:list-style-name="WWNum2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2" style:font-size-asian="10pt" style:font-style-asian="normal" style:font-weight-asian="normal" style:font-name-complex="Palatino Linotype2" style:font-size-complex="10pt"/>
    </style:style>
    <style:style style:name="P31" style:family="paragraph" style:parent-style-name="Standard" style:list-style-name="WWNum1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2" style:font-size-asian="10pt" style:font-style-asian="normal" style:font-weight-asian="normal" style:font-name-complex="Palatino Linotype2" style:font-size-complex="10pt"/>
    </style:style>
    <style:style style:name="P32" style:family="paragraph" style:parent-style-name="Standard" style:list-style-name="WWNum1">
      <style:paragraph-properties loext:contextual-spacing="false" fo:margin-left="0.801cm" fo:margin-right="0cm" fo:margin-top="0cm" fo:margin-bottom="0.282cm" fo:line-height="100%" fo:text-align="justify" style:justify-single-word="false" fo:keep-together="auto" fo:orphans="0" fo:widows="0" fo:text-indent="-0.635cm" style:auto-text-indent="false" fo:padding="0cm" fo:border="none" fo:keep-with-next="auto"/>
    </style:style>
    <style:style style:name="P33" style:family="paragraph" style:parent-style-name="Standard" style:list-style-name="WWNum1">
      <style:paragraph-properties fo:margin-left="0.801cm" fo:margin-right="0cm" fo:text-align="justify" style:justify-single-word="false" fo:text-indent="-0.635cm" style:auto-text-indent="false"/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2" style:font-size-asian="8pt" style:font-style-asian="normal" style:font-weight-asian="normal" style:font-name-complex="Palatino Linotype2" style:font-size-complex="8pt"/>
    </style:style>
    <style:style style:name="T2" style:family="text"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2" style:font-size-asian="10pt" style:font-style-asian="normal" style:font-weight-asian="normal" style:font-name-complex="Palatino Linotype2" style:font-size-complex="10pt"/>
    </style:style>
    <style:style style:name="T3" style:family="text">
      <style:text-properties fo:font-variant="normal" fo:text-transform="none" fo:color="#000000" style:text-line-through-style="none" style:text-position="0% 100%" style:font-name="Palatino Linotype" fo:font-size="10pt" fo:font-style="italic" style:text-underline-style="none" fo:font-weight="normal" style:font-name-asian="Palatino Linotype2" style:font-size-asian="10pt" style:font-style-asian="italic" style:font-weight-asian="normal" style:font-name-complex="Palatino Linotype2" style:font-size-complex="10pt"/>
    </style:style>
    <style:style style:name="T4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2" style:font-size-asian="8pt" style:font-style-asian="normal" style:font-weight-asian="normal" style:font-name-complex="Palatino Linotype2" style:font-size-complex="8pt"/>
    </style:style>
    <style:style style:name="T5" style:family="text">
      <style:text-properties fo:font-variant="normal" fo:text-transform="none" fo:color="#000000" style:text-line-through-style="none" style:text-position="super 58%" style:font-name="Palatino Linotype" fo:font-size="10pt" fo:font-style="normal" style:text-underline-style="none" fo:font-weight="normal" style:font-name-asian="Palatino Linotype2" style:font-size-asian="10pt" style:font-style-asian="normal" style:font-weight-asian="normal" style:font-name-complex="Palatino Linotype2" style:font-size-complex="10pt"/>
    </style:style>
    <style:style style:name="T6" style:family="text">
      <style:text-properties fo:color="#000000" style:font-name="Palatino Linotype" fo:font-size="10pt" style:font-name-asian="Palatino Linotype2" style:font-size-asian="10pt" style:font-name-complex="Palatino Linotype2" style:font-size-complex="10pt"/>
    </style:style>
    <style:style style:name="T7" style:family="text">
      <style:text-properties style:font-name="Palatino Linotype" fo:font-size="10pt" style:font-name-asian="Palatino Linotype2" style:font-size-asian="10pt" style:font-name-complex="Palatino Linotype2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7cm" draw:visible-area-height="5.00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ROUP015</text:p>
      <text:p text:style-name="P2"/>
      <text:p text:style-name="P15">Assignment </text:p>
      <text:p text:style-name="P8"/>
      <text:p text:style-name="P9">Feb19/ DBT/ 011</text:p>
      <text:p text:style-name="P9">Database Technologies</text:p>
      <text:p text:style-name="P9">Diploma in Advance Computing</text:p>
      <text:p text:style-name="P12"><text:span text:style-name="T7">August </text:span><text:span text:style-name="T6">2019</text:span></text:p>
      <text:p text:style-name="P9"/>
      <text:p text:style-name="P16"/>
      <text:p text:style-name="P14">Sub-queries with joins.</text:p>
      <text:p text:style-name="P11"/>
      <text:p text:style-name="P13"><text:span text:style-name="T8">USE </text:span><text:span text:style-name="T9">student_phone, student_address, faculty_phone, faculty_address, batch_students, course_batches, student_qualifications, faculty_qualifications, course_modules, modules, faculty, student, course </text:span><text:span text:style-name="T8">relation to solve the following queries.</text:span></text:p>
      <text:p text:style-name="P11"/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62591518928752657" text:style-name="WWNum2">
              <text:list-item>
                <text:p text:style-name="P30">Display all student who have taken admission in more than 2 batche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8"><text:bookmark text:name="_heading=h.y82e5arbj6ih"/>select * from student where ID IN(select studentID from batch_student group by studentID having count(batchID)&gt;2 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01303" text:continue-numbering="true" text:style-name="WWNum2">
              <text:list-item>
                <text:p text:style-name="P30">Display the student detail who have joined the same batch of the student ‘saleel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8"/>
            <text:p text:style-name="P18">select s.*,bs.studentID,bs.batchID from student s,batch_student bs where batchID IN(select bs.batchID from batch_student bs,student s where s.ID=bs.studentID and bs.studentID=1 group by bs.ID) <text:s/>and bs.studentID=s.id order by s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09964" text:continue-numbering="true" text:style-name="WWNum2">
              <text:list-item>
                <text:p text:style-name="P30">Display all courses where least number of student have taken the admission.</text:p>
              </text:list-item>
            </text:list>
          </table:table-cell>
        </table:table-row>
        <table:table-row table:style-name="Table1.8">
          <table:table-cell table:style-name="Table1.A5" office:value-type="string">
            <text:p text:style-name="P18"/>
            <text:p text:style-name="P19">select course.* from course, course_batches where <text:line-break/>course.id = course_batches.courseID and course_batches.id in <text:line-break/>(select batchID from batch_student group by batchID having count(*) = ((select <text:s/>min(r1) from <text:line-break/>(select batchID, count(*) R1 from batch_student<text:line-break/> group by batchID) T1))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95487" text:continue-numbering="true" text:style-name="WWNum2">
              <text:list-item>
                <text:p text:style-name="P30">Display student details who have not taken the admission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8"/>
            <text:p text:style-name="P18">select s.* from student s where s.id NOT IN ( select bs.studentID Admission from batch_student bs,student ss where ss.ID=bs.studentID group by bs.studentID) group by s.id;</text:p>
          </table:table-cell>
        </table:table-row>
        <text:soft-page-break/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6444999030527848056" text:style-name="WWNum1">
              <text:list-item>
                <text:p text:style-name="P33">Get all courseswhere no modules are defined in course_modules table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<text:s/>select c.* from course c where c.ID NOT IN (select cm.courseID from course_modules cm group by cm.courseID)order by c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98753" text:continue-numbering="true" text:style-name="WWNum1">
              <text:list-item>
                <text:p text:style-name="P32"><text:span text:style-name="T2">Display course</text:span><text:span text:style-name="T3">_batches </text:span><text:span text:style-name="T2">details where student has taken the admission.</text:span></text:p>
              </text:list-item>
            </text:list>
          </table:table-cell>
        </table:table-row>
        <table:table-row table:style-name="Table1.17">
          <table:table-cell table:style-name="Table1.A5" office:value-type="string">
            <text:p text:style-name="P21">select cb.* from course_batches cb where cb.ID IN (select bs.batchID from batch_student bs group by bs.batchID)order by cb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11712" text:continue-numbering="true" text:style-name="WWNum1">
              <text:list-item>
                <text:p text:style-name="P31">Display all students whose marks of ‘BE’ is more than ‘ULKA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<text:s/>select s.* from student s,student_qualification sq where sq.studentID=s.ID and sq.name='BE' and sq.marks&gt;(select sq.marks from student_qualification sq,Student s where sq.studentID=s.ID and s.namefirst='ulka' and sq.name='BE' 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17587" text:continue-numbering="true" text:style-name="WWNum1">
              <text:list-item>
                <text:p text:style-name="P32"><text:span text:style-name="T2">Display all students whose <text:s/>marks are more than ‘saleel’ marks <text:s/>in 10</text:span><text:span text:style-name="T5">th</text:span><text:span text:style-name="T2"> std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select s.* from student s,student_qualification sq where sq.studentID=s.ID and sq.name='10' and sq.marks&gt;(select sq.marks from student_qualification sq,Student s where sq.studentID=s.ID and s.namefirst='saleel' and sq.name='10' 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01814" text:continue-numbering="true" text:style-name="WWNum1">
              <text:list-item>
                <text:p text:style-name="P31">Display students whose DOB is as same as ‘kaushal’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select s.* from student s where s.dob=(select s.dob from student s where s.namefirst='kaushal'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12073" text:continue-numbering="true" text:style-name="WWNum1">
              <text:list-item>
                <text:p text:style-name="P31">Display all student details who have three or more phone numbers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select s.* from student s,student_phone sp where s.ID=sp.studentID and s.ID IN(select sp.studentID from student_phone sp group by sp.studentID having count(number)&gt;2 ) group by s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06768" text:continue-numbering="true" text:style-name="WWNum1">
              <text:list-item>
                <text:p text:style-name="P31">Display marks for the studentID 1 and 7 who have done ‘BE’. (Note: the marks must be displayed side by side).</text:p>
              </text:list-item>
            </text:list>
            <text:p text:style-name="P25"/>
            <text:p text:style-name="P27"><draw:frame draw:style-name="fr2" draw:name="1" text:anchor-type="as-char" svg:width="5.345cm" svg:height="2.358cm" draw:z-index="0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26"/>
          </table:table-cell>
        </table:table-row>
        <table:table-row table:style-name="Table1.2">
          <table:table-cell table:style-name="Table1.A5" office:value-type="string">
            <text:p text:style-name="P21">select a1.*,a2.* from (select sq.marks as 'Student ID 1' from student_qualification sq where sq.studentID=1 and sq.name='BE') a1,(select sq.marks as 'Student ID 7' from student_qualification sq where sq.studentID=7 and sq.name='BE') a2;</text:p>
          </table:table-cell>
        </table:table-row>
        <text:soft-page-break/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90409" text:continue-numbering="true" text:style-name="WWNum1">
              <text:list-item>
                <text:p text:style-name="P31">Display marks for the studentID 1 and 7 who have done ‘BE’ also fine out the difference of marks between them.</text:p>
              </text:list-item>
            </text:list>
            <text:p text:style-name="P25">(Note: the marks and difference between the marks must be displayed side by side)</text:p>
            <text:p text:style-name="P4"/>
            <text:p text:style-name="P5"><draw:frame draw:style-name="fr2" draw:name="2" text:anchor-type="as-char" svg:width="7.634cm" svg:height="2.051cm" draw:z-index="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P4"/>
          </table:table-cell>
        </table:table-row>
        <table:table-row table:style-name="Table1.2">
          <table:table-cell table:style-name="Table1.A5" office:value-type="string">
            <text:p text:style-name="P21"><text:s/>select (select sq.marks <text:s/>from student_qualification sq where sq.studentID=1 and sq.name='BE') 'Student ID 1' , (select sq.marks as 'Student ID 7' from student_qualification sq where sq.studentID=7 and sq.name='BE') 'Student ID 7' , abs((select sq.marks as 'Student ID 1' from student_qualification sq where sq.studentID=1 and sq.name='BE') -(select sq.marks as 'Student ID 7' from student_qualification sq where sq.studentID=7 and sq.name='BE')) as Marks Difference;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32787495" text:continue-numbering="true" text:style-name="WWNum1">
              <text:list-item>
                <text:p text:style-name="P31">Display all student who are not joined any of the batch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1">select s.* from student s where s.ID NOT IN (select bs.studentID from batch_student bs,student s where s.ID=bs.studentID group by bs.studentID)group by s.ID;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32792467" text:continue-numbering="true" text:style-name="WWNum1">
              <text:list-item>
                <text:p text:style-name="P31">Display all course_batches details who are starting on the same day as ‘Batch1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0"><text:s/><text:span text:style-name="T10">select cb.* from course_batches cb where cb.ID IN(select cb.ID from course_batches cb where cb.starton=(select cb.starton from course_batches cb where cb.name='batch1'));</text:span>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32793004" text:continue-numbering="true" text:style-name="WWNum1">
              <text:list-item>
                <text:p text:style-name="P32"><text:span text:style-name="T2">Display all students whose 10</text:span><text:span text:style-name="T5">th</text:span><text:span text:style-name="T2"> marks is more than student ‘Neel’s 10</text:span><text:span text:style-name="T5">th</text:span><text:span text:style-name="T2"> marks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2"><text:s/>select s.*,sq.marks,sq.name from student s,student_qualification sq where s.ID=sq.studentID and sq.name='10' and sq.marks &gt; (select sq.marks from student s,student_qualification sq where s.ID=sq.studentID and sq.name='10'and s.namefirst='neel' group by sq.name ) group by s.ID;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32814521" text:continue-numbering="true" text:style-name="WWNum1">
              <text:list-item>
                <text:p text:style-name="P31">Get all student with their qualification details who have highest marks in ‘BE’.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23">select s.*,sq.* from student s, student_qualification sq <text:s/>where s.ID=sq.studentID <text:s/>and sq.name='BE' and sq.marks IN (select max(sq.marks) from student_qualification sq where sq.name='BE') group by sq.student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16187" text:continue-numbering="true" text:style-name="WWNum1">
              <text:list-item>
                <text:p text:style-name="P31">Get all student with their qualification details who have second highest marks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22"><text:s/>select s.*,sq.* from student s,student_qualification sq where s.ID=sq.studentID and sq.marks=(select max(sq.marks) from student s, student_qualification sq where s.ID=sq.studentID and sq.name='BE' and sq.marks NOT IN (select max(sq.marks) <text:s/>from student_qualification sq where sq.name='BE')) and sq.name='BE';</text:p>
          </table:table-cell>
        </table:table-row>
        <text:soft-page-break/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11956" text:continue-numbering="true" text:style-name="WWNum1">
              <text:list-item>
                <text:p text:style-name="P31"><text:bookmark text:name="_heading=h.gjdgxs"/>Display the student and student_qualification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>select s.*,sq.* from student s, student_qualification sq where s.ID=sq.studentID and sq.name='BE' and sq.marks <text:s/>IN (select max(sq.marks) <text:s/>from student_qualification sq where sq.name='BE'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97567" text:continue-numbering="true" text:style-name="WWNum1">
              <text:list-item>
                <text:p text:style-name="P31">Display the student details who have scored the maximum marks in ‘BE’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>select s.* from student s, student_qualification sq where s.ID=sq.studentID and sq.name='BE' and sq.marks <text:s/>IN (select max(sq.marks) <text:s/>from student_qualification sq where sq.name='BE');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list xml:id="list32816108" text:continue-numbering="true" text:style-name="WWNum1">
              <text:list-item>
                <text:p text:style-name="P31">Display the student details who have scored the minimum marks in ‘10’ std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>select s.* from student s, student_qualification sq where s.ID=sq.studentID and sq.name='10' and sq.marks <text:s/>IN (select max(sq.marks) <text:s/>from student_qualification sq where sq.name='10'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807912" text:continue-numbering="true" text:style-name="WWNum1">
              <text:list-item>
                <text:p text:style-name="P31">Display all student and student_qualification details of those students who have scored marks more than ‘RAJAN’ in ‘BE’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>select s.*,sq.* from student s,student_qualification sq where sq.studentID=s.ID and sq.name='BE' and sq.marks&gt;(select sq.marks from student_qualification sq,Student s where sq.studentID=s.ID and s.namefirst='Rajan' and sq.name='BE' 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85943" text:continue-numbering="true" text:style-name="WWNum1">
              <text:list-item>
                <text:p text:style-name="P31">Display all student who have done ‘BE’ in the same year as of studentID 16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>select s.*,sq.year from student s,student_qualification sq where s.ID=sq.studentID and sq.name='BE' and sq.year IN(select sq.year from student_qualification sq, student s where s.ID=sq.studentID and sq.studentID=16 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2786262" text:continue-numbering="true" text:style-name="WWNum1">
              <text:list-item>
                <text:p text:style-name="P31">Display all odd records from student table.</text:p>
              </text:list-item>
            </text:list>
          </table:table-cell>
        </table:table-row>
        <table:table-row table:style-name="Table1.50">
          <table:table-cell table:style-name="Table1.A5" office:value-type="string">
            <text:p text:style-name="P6"/>
            <text:p text:style-name="P6">select * from (select @cnt := @cnt+1 as R1 , student.* from student, (select @cnt:=0) T1) T2 where R1 % 2 = 1;</text:p>
            <text:p text:style-name="P7"/>
            <text:p text:style-name="Text_20_body"><text:line-break/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Palatino Linotype1" svg:font-family="'Palatino Linotype', 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2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style:writing-mode="lr-tb"/>
      <style:text-properties fo:color="#000000" style:font-name="Palatino Linotype" fo:font-size="12pt" style:font-size-asian="12pt" style:font-name-complex="Palatino Linotype2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Calibri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line-height="100%" fo:orphans="0" fo:widows="0" fo:hyphenation-ladder-count="no-limit" fo:text-indent="0cm" style:auto-text-indent="false" style:vertical-align="baselin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normal" style:default-outline-level="" style:class="extra">
      <style:paragraph-properties loext:contextual-spacing="false" fo:margin-top="0cm" fo:margin-bottom="0cm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loext:contextual-spacing="false" fo:margin-top="0cm" fo:margin-bottom="0cm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loext:contextual-spacing="false"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normal" style:default-outline-level="">
      <style:paragraph-properties loext:contextual-spacing="false"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Calibri1" style:font-size-asian="16pt" style:font-name-complex="Calibri1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style:font-name="Palatino Linotype" fo:font-size="10pt" fo:font-weight="normal" style:font-weight-asian="normal"/>
    </style:style>
    <style:style style:name="ListLabel_20_2" style:display-name="ListLabel 2" style:family="text">
      <style:text-properties style:font-name="Palatino Linotype" fo:font-size="10pt" fo:font-weight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26cm solid #000000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2" style:font-size-asian="8pt" style:font-style-asian="normal" style:font-weight-asian="normal" style:font-name-complex="Palatino Linotype2" style:font-size-complex="8pt"/>
    </style:style>
    <style:style style:name="MT2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2" style:font-size-asian="8pt" style:font-style-asian="normal" style:font-weight-asian="normal" style:font-name-complex="Palatino Linotype2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2484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2.884cm" svg:height="0.961cm" draw:z-index="5"><draw:image xlink:href="Pictures/10000000000000F00000005040A07010.png" xlink:type="simple" xlink:show="embed" xlink:actuate="onLoad"/></draw:frame>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8T07:10:00</meta:creation-date>
    <meta:initial-creator>rosline</meta:initial-creator>
    <meta:generator>OpenOffice/4.1.6$Win32 OpenOffice.org_project/416m1$Build-9790</meta:generator>
    <dc:date>2019-09-05T12:59:40.88</dc:date>
    <meta:editing-duration>PT8H25M37S</meta:editing-duration>
    <meta:editing-cycles>21</meta:editing-cycles>
    <meta:document-statistic meta:table-count="1" meta:image-count="1" meta:object-count="2" meta:page-count="4" meta:paragraph-count="60" meta:word-count="958" meta:character-count="7057"/>
  </office:meta>
</office:document-meta>
</file>